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subtitle">
      <style:graphic-properties draw:fill-color="#ffffff" fo:min-height="17.936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Team Q</text:p>
            <text:p/>
            <text:p>A Hands-on Approach to Learning Molecular Biology Techniqu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am Q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Ross Barnie <text:tab/><text:tab/>- Toolsmith<text:tab/><text:tab/><text:tab/><text:tab/><text:tab/><text:tab/><text:tab/><text:tab/><text:tab/><text:tab/><text:tab/><text:tab/><text:tab/><text:tab/><text:tab/>- Librarian</text:p>
                <text:p>Dmitrijs Jonins <text:tab/>- Project Manager</text:p>
                <text:p>Daniel McElroy <text:tab/>- Lead Programmer</text:p>
                <text:p>Murray Ross <text:tab/><text:tab/>- Quality Assurance Manager<text:tab/><text:tab/><text:tab/><text:tab/><text:tab/><text:tab/><text:tab/><text:tab/>- Test Manager<text:tab/></text:p>
                <text:p>Ross Taylor<text:tab/> <text:tab/><text:tab/>- Customer Liaison<text:tab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Clients: UoG Biology Department</text:p>
              </text:list-item>
              <text:list-item>
                <text:p>Teaching aid to help understand PCR section of Molecular Methods course, with a focus on primer design.</text:p>
              </text:list-item>
              <text:list-item>
                <text:p>MM taken by students from School of Life Sciences (eg Zoolog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Should I Care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is project will be used as a teaching aid in the University.</text:p>
              </text:list-item>
              <text:list-item>
                <text:p>We will be contributing to the learning of fellow students.</text:p>
              </text:list-item>
              <text:list-item>
                <text:p>PCR is a relatively interesting topic, we can make it more so with an interactive ai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7.936cm" svg:x="1.4cm" svg:y="0.837cm" presentation:class="subtitle">
          <draw:text-box>
            <text:p>Progres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quirements Gather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eekly meeting with clients</text:p>
              </text:list-item>
              <text:list-item>
                <text:p>Spent first few weeks getting to know PCR</text:p>
              </text:list-item>
              <text:list-item>
                <text:p>Looked at systems currently in place doing a similar thing to us</text:p>
              </text:list-item>
              <text:list-item>
                <text:p>Clients want the students to figure out what the primers should be, and whether they are suitable (to a specific set of rul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C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olymerase Chain Reaction is the technique used to amplify a particular DNA sequence hundreds of millions of times</text:p>
              </text:list-item>
              <text:list-item>
                <text:p>DNA double stranded, made up of sequences of bases, consisting of letters A, T, C or G.</text:p>
              </text:list-item>
              <text:list-item>
                <text:p>Two smaller sequences complementary to the beginning and end of the target sequence are required for PCR, known as primers.</text:p>
              </text:list-item>
              <text:list-item>
                <text:p>Appropriate primers must follow a list of design rul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mer Design Rul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st be roughly 20-30 bases in length</text:p>
              </text:list-item>
              <text:list-item>
                <text:p>Many repetitions of a single letter should be avoided</text:p>
              </text:list-item>
              <text:list-item>
                <text:p>Last letter in the sequence should be a C or G</text:p>
              </text:list-item>
              <text:list-item>
                <text:p>Avoid self-annealing</text:p>
              </text:list-item>
              <text:list-item>
                <text:p>Must be unique within the DNA sequence</text:p>
              </text:list-item>
              <text:list-item>
                <text:p>40-60% of letters must be Gs or Cs</text:p>
              </text:list-item>
              <text:list-item>
                <text:p>TEMPERA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urrent Systems (1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youtu.be/XXkG6m3yT1M">http://youtu.be/XXkG6m3yT1M</text:a></text:p>
              </text:list-item>
              <text:list-item>
                <text:p>This is a video made by the Biology Department itself.</text:p>
              </text:list-item>
              <text:list-item>
                <text:p>It isn't particularly informative, and without the interactivity needed to really engage peop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youtu.be/JRAA4C2OPwg">http://youtu.be/JRAA4C2OPwg</text:a></text:p>
              </text:list-item>
              <text:list-item>
                <text:p>Better, but still not great</text:p>
              </text:list-item>
              <text:list-item>
                <text:p>No interaction</text:p>
              </text:list-item>
              <text:list-item>
                <text:p>Everything is told to the viewer (e.g. the temperature changes), the viewer doesn't have to figure anything out for themselv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a xlink:href="http://learn.genetics.utah.edu/content/labs/pcr/">http://learn.genetics.utah.edu/content/labs/pcr/</text:a></text:p>
              </text:list-item>
              <text:list-item>
                <text:p>Better again, but still lacking</text:p>
              </text:list-item>
              <text:list-item>
                <text:p>Walls of text = bad</text:p>
              </text:list-item>
              <text:list-item>
                <text:p>“Beginners' Guide to DNA” is unnecessary if the student already knows what DNA is</text:p>
              </text:list-item>
              <text:list-item>
                <text:p>Interactivity is good...or is it?</text:p>
              </text:list-item>
              <text:list-item>
                <text:p>Put 'this' 'here', “Why am I doing this? What are the primers? What is the sequence I am trying to obtain?”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ur System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ss Barnie</meta:initial-creator>
    <meta:creation-date>2012-11-24T15:06:10</meta:creation-date>
    <meta:editing-duration>PT1H12M42S</meta:editing-duration>
    <meta:editing-cycles>8</meta:editing-cycles>
    <dc:date>2012-12-02T15:17:54</dc:date>
    <dc:creator>Daniel Mcelroy</dc:creator>
    <meta:generator>LibreOffice/3.4$Unix LibreOffice_project/340m1$Build-502</meta:generator>
    <meta:document-statistic meta:object-count="67"/>
  </office:meta>
</office:document-meta>
</file>